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68309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ILVA CHAMORRO JUAN ISAAC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699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DELHUALLAGA CORPORACION SR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9905083</text:p>
          </table:table-cell>
          <table:table-cell table:style-name="Tabla2.D3" office:value-type="string">
            <text:p text:style-name="P17">4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TIENE A FAVOR 10.00 DE UN DEPOSITO ANTERI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00:01:3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